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0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4.964cm"/>
    </style:style>
    <style:style style:name="co4" style:family="table-column">
      <style:table-column-properties fo:break-before="auto" style:column-width="12.644cm"/>
    </style:style>
    <style:style style:name="co5" style:family="table-column">
      <style:table-column-properties fo:break-before="auto" style:column-width="16.321cm"/>
    </style:style>
    <style:style style:name="co6" style:family="table-column">
      <style:table-column-properties fo:break-before="auto" style:column-width="23.811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oup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haracteristics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Pricing</text:p>
          </table:table-cell>
        </table:table-row>
        <table:table-row table:style-name="ro1">
          <table:table-cell office:value-type="string" calcext:value-type="string">
            <text:p>C1 C8 C36 C40 C46 C48 C4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7uF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1 C42 C4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F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3 C38 C3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2uF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 60V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 0805ZC105KAT2A</text:p>
          </table:table-cell>
          <table:table-cell office:value-type="string" calcext:value-type="string">
            <text:p>Resistors_SMD_Addons:R_0805_HandS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 GRM31CR71H47</text:p>
          </table:table-cell>
          <table:table-cell office:value-type="string" calcext:value-type="string">
            <text:p>Capacitors_SMD:C_1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Capacitors_SMD:CP_Elec_6.3x7.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Resistors_SMD_Addons:R_0805_HandS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0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0 C5 C27 C28 C25 C29 C32 C2 C10 C9 C12 C15 C20 C23 C37 C41 C45 C44 C47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Resistors_SMD_Addons:R_0603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3 C2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 GRM219R71E105KA88D</text:p>
          </table:table-cell>
          <table:table-cell office:value-type="string" calcext:value-type="string">
            <text:p>Capacitors_SMD:C_0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 C3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s_SMD:CP_Elec_10x10.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 C6 C14 C1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_Addons:SOD-323-Handsolder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Diodes_SMD:D_SOD-110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G03C15TR</text:p>
          </table:table-cell>
          <table:table-cell office:value-type="string" calcext:value-type="string">
            <text:p>Diodes_SMD:D_SMA_Handsolde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s_SMD:D_SMB_Handsolde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 D5 D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 D11 D8 D9 D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B1 FB2 FB3 FB4 FB6 FB5 FB7 FB8 FB9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 H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3.2mm_M3_Pa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_Addons:Neutrik_NC5FAH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4 J3 J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Pin_Headers:Pin_Header_Straight_1x10_Pitch2.54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24_Female</text:p>
          </table:table-cell>
          <table:table-cell office:value-type="string" calcext:value-type="string">
            <text:p>Connect_FFC_FPC:Hirose_FH12-24S-0.5SH_1x24-1MP_P0.50mm_Horizonta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8FBH-C5-LED1-S</text:p>
          </table:table-cell>
          <table:table-cell office:value-type="string" calcext:value-type="string">
            <text:p>SW-Neutrik:NE8FBH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Horizontal PCB mount RJ45 receptacle, CAT5e, shielded, two light pipes for SMD-LEDs, B-Series cutout with latch lock, max. panel thickness 3 mm</text:p>
          </table:table-cell>
          <table:table-cell office:value-type="string" calcext:value-type="string">
            <text:p>Neutrik</text:p>
          </table:table-cell>
          <table:table-cell office:value-type="string" calcext:value-type="string">
            <text:p>0.00@0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s:Inductor_Taiyo-Yuden_NR-40xx_HandSolder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Choke_SMD_Addons:Choke_SMD_12x12mm_h8m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in_header_1:Pin_Header_Straight_2x05_Pitch1.27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4497DY</text:p>
          </table:table-cell>
          <table:table-cell office:value-type="string" calcext:value-type="string">
            <text:p>Housings_SOIC:SO-8_5.3x6.2mm_Pitch1.27m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esistors_SMD_Addons:R_0805_HandS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R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3k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3k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R 0.5W</text:p>
          </table:table-cell>
          <table:table-cell office:value-type="string" calcext:value-type="string">
            <text:p>Resistors_SMD_Addons:R_0805_HandS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 R17 R14 R15 R24 R2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R6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 R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_Addons:R_0805_HandS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R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1 R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_Addons:R_0805_HandSold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_Addons:R_0603_HandS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 R12 R1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esistors_SMD_Addons:R_0805_HandS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3245</text:p>
          </table:table-cell>
          <table:table-cell office:value-type="string" calcext:value-type="string">
            <text:p>Housings_SSOP:MSOP-12-1EP_3x4mm_Pitch0.65m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62014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SMD_CERAMIC</text:p>
          </table:table-cell>
          <table:table-cell office:value-type="string" calcext:value-type="string">
            <text:p>crystal_ceramic_smd:Xtal_Ceramic_5x3.2</text:p>
          </table:table-cell>
          <table:table-cell office:value-type="string" calcext:value-type="string">
            <text:p>DOCUM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24CL16B-G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2RETx</text:p>
          </table:table-cell>
          <table:table-cell office:value-type="string" calcext:value-type="string">
            <text:p>Housings_QFP:LQFP-64_10x10mm_Pitch0.5m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1L1</text:p>
          </table:table-cell>
          <table:table-cell office:value-type="string" calcext:value-type="string">
            <text:p>SO6_SMD_Gullwing:SO6_DIL_GULLW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G633YRU</text:p>
          </table:table-cell>
          <table:table-cell office:value-type="string" calcext:value-type="string">
            <text:p>Housings_SSOP:TSSOP-16_4.4x5mm_Pitch0.65m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29T13:53:14.403090467</dc:date>
    <meta:editing-duration>PT51M10S</meta:editing-duration>
    <meta:editing-cycles>1</meta:editing-cycles>
    <meta:document-statistic meta:table-count="1" meta:cell-count="294" meta:object-count="0"/>
    <meta:generator>LibreOffice/6.3.5.2$Linux_X86_64 LibreOffice_project/30$Build-2</meta:generator>
  </office:meta>
</office:document-meta>
</file>